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NewRomanPSMT" svg:font-family="TimesNewRomanPS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ext_20_body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text-properties style:font-name="Courier New" fo:font-size="11pt" style:font-size-asian="11pt" style:font-size-complex="11pt"/>
    </style:style>
    <style:style style:name="P5" style:family="paragraph" style:parent-style-name="Text_20_body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style:font-name="Courier New" fo:font-size="10.5pt" style:font-size-asian="10.5pt" style:font-size-complex="10.5pt"/>
    </style:style>
    <style:style style:name="P7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in" fo:margin-bottom="0in" fo:line-height="138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Courier New" fo:font-size="11pt" style:text-underline-style="none" style:text-blinking="false" fo:background-color="transparent" style:font-size-asian="11pt" style:font-size-complex="11pt"/>
    </style:style>
    <style:style style:name="P15" style:family="paragraph" style:parent-style-name="Heading_20_3">
      <style:text-properties fo:font-variant="normal" fo:text-transform="none" fo:color="#000000" style:text-line-through-style="none" style:font-name="Courier New" fo:font-size="11pt" style:text-underline-style="none" style:text-blinking="false" fo:background-color="transparent" style:font-name-asian="TimesNewRomanPSMT" style:font-size-asian="11pt" style:font-name-complex="TimesNewRomanPSMT" style:font-size-complex="11pt"/>
    </style:style>
    <style:style style:name="P16" style:family="paragraph" style:parent-style-name="Text_20_body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style:font-name="Courier New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ava Reference Card</text:p>
      <text:h text:style-name="Heading_20_3" text:outline-level="3">1. Classes</text:h>
      <text:p text:style-name="P9">The following is an example of a “main” class:</text:p>
      <text:p text:style-name="P13">public class Calculator {</text:p>
      <text:p text:style-name="P13"><text:s text:c="4"/>public static void main(String[] args) {</text:p>
      <text:p text:style-name="P13"><text:s text:c="4"/>}</text:p>
      <text:p text:style-name="P13">}</text:p>
      <text:p text:style-name="P9">and the following is an example of a “utility” class (with no methods):</text:p>
      <text:p text:style-name="P13">public class Geometry {</text:p>
      <text:p text:style-name="P13">} </text:p>
      <text:h text:style-name="Heading_20_3" text:outline-level="3">2. Methods</text:h>
      <text:p text:style-name="P9">The following is an example of a method declaration with an empty body:</text:p>
      <text:p text:style-name="P13">public static double circleArea(double radius) {</text:p>
      <text:p text:style-name="P13">}</text:p>
      <text:p text:style-name="P9">and the following is an example of an invocation of this method (assuming that it is in the Geometry class):</text:p>
      <text:p text:style-name="P13"><text:s text:c="4"/>area = Geometry.circleArea(radius);</text:p>
      <text:h text:style-name="Heading_20_3" text:outline-level="3">3. Conditionals</text:h>
      <text:p text:style-name="P9">The following is an example of an <text:span text:style-name="T2">if</text:span> statement with an <text:span text:style-name="T2">else</text:span> clause:</text:p>
      <text:p text:style-name="P13"><text:s text:c="4"/>if (price &gt; 100.00) {</text:p>
      <text:p text:style-name="P13"><text:s text:c="8"/>discount = 0.40;</text:p>
      <text:p text:style-name="P13"><text:s text:c="4"/>} else {</text:p>
      <text:p text:style-name="P14"><text:s text:c="8"/><text:span text:style-name="T1">discount = 0.10;</text:span></text:p>
      <text:p text:style-name="P13"><text:s text:c="4"/>}</text:p>
      <text:h text:style-name="Heading_20_3" text:outline-level="3">4. Operators</text:h>
      <text:p text:style-name="P11">Arithmetic Operators<text:tab/><text:tab/><text:tab/>Logical Operators<text:tab/><text:tab/><text:tab/>Relational Operators</text:p>
      <text:p text:style-name="P9">Addition<text:tab/><text:span text:style-name="T2">+</text:span><text:tab/><text:tab/>And<text:span text:style-name="T2"><text:tab/><text:tab/>&amp;<text:tab/>&amp;&amp;</text:span><text:tab/><text:tab/>Equal<text:tab/><text:tab/><text:tab/><text:span text:style-name="T2">==</text:span></text:p>
      <text:p text:style-name="P9">Decrement<text:tab/><text:span text:style-name="T2">–<text:tab/><text:tab/></text:span>Excl. Or<text:tab/><text:span text:style-name="T2">^</text:span><text:tab/><text:tab/><text:tab/>Greater than<text:tab/><text:tab/><text:span text:style-name="T2">&gt;</text:span></text:p>
      <text:p text:style-name="P9">Division<text:tab/><text:span text:style-name="T2">/</text:span><text:tab/><text:tab/>Incl. Or<text:tab/><text:span text:style-name="T2"><text:tab/>|<text:tab/>||</text:span><text:tab/><text:tab/>Greater than or equal<text:tab/><text:span text:style-name="T2">&gt;=</text:span></text:p>
      <text:p text:style-name="P9">Increment<text:tab/><text:span text:style-name="T2">++</text:span><text:tab/><text:tab/>Not<text:tab/><text:tab/>!<text:tab/><text:tab/><text:tab/>Less Than<text:tab/><text:tab/>&lt;</text:p>
      <text:p text:style-name="P9">Int. Division <text:tab/><text:span text:style-name="T2">/<text:tab/><text:tab/><text:tab/><text:tab/><text:tab/><text:tab/><text:tab/></text:span>Less than or equal<text:tab/><text:span text:style-name="T2">&lt;=</text:span></text:p>
      <text:p text:style-name="P9">Multiplication<text:tab/><text:span text:style-name="T2">*</text:span><text:tab/><text:tab/><text:span text:style-name="T4"><text:tab/><text:tab/><text:tab/></text:span><text:tab/><text:tab/>Not equal<text:tab/><text:tab/><text:span text:style-name="T2">!=</text:span></text:p>
      <text:p text:style-name="P9">Modulus<text:tab/><text:span text:style-name="T2">%</text:span><text:tab/><text:tab/></text:p>
      <text:p text:style-name="P9">Negation<text:tab/><text:span text:style-name="T2">-</text:span><text:tab/><text:tab/></text:p>
      <text:p text:style-name="P9">Subtraction <text:tab/><text:span text:style-name="T2">-</text:span></text:p>
      <text:h text:style-name="Heading_20_3" text:outline-level="3"><text:soft-page-break/>4. Type Conversion</text:h>
      <text:p text:style-name="P7">Example Expression<text:tab/><text:tab/><text:tab/><text:tab/>Type<text:tab/><text:tab/><text:tab/>Value</text:p>
      <text:p text:style-name="P6">(1 + 2 + 3 + 4) / 4.0<text:tab/><text:tab/><text:tab/>double<text:tab/><text:tab/>2.5</text:p>
      <text:p text:style-name="P6">"1234" + 99<text:tab/><text:tab/><text:tab/><text:tab/><text:tab/>String<text:tab/><text:tab/>"123499"</text:p>
      <text:p text:style-name="P6">11 * 0.25<text:tab/><text:tab/><text:tab/><text:tab/><text:tab/>double<text:tab/><text:tab/>2.75</text:p>
      <text:p text:style-name="P6">(int)2.71828<text:tab/><text:tab/><text:tab/><text:tab/>int<text:tab/><text:tab/><text:tab/>2</text:p>
      <text:p text:style-name="P6">(int)11 * 0.25<text:tab/><text:tab/><text:tab/><text:tab/>double<text:tab/><text:tab/>2.75</text:p>
      <text:p text:style-name="P6">11 * (int)0.25<text:tab/><text:tab/><text:tab/><text:tab/>int<text:tab/><text:tab/><text:tab/>0</text:p>
      <text:p text:style-name="P6">(int)(11 * 0.25)<text:tab/><text:tab/><text:tab/><text:tab/>int<text:tab/><text:tab/><text:tab/>2</text:p>
      <text:h text:style-name="Heading_20_3" text:outline-level="3">5. Library Methods</text:h>
      <text:p text:style-name="P11">Signature<text:tab/><text:tab/><text:tab/><text:tab/><text:tab/>Purpose</text:p>
      <text:p text:style-name="P10"><text:span text:style-name="T2">Math.abs(double v)</text:span><text:tab/><text:tab/><text:tab/>Absolute value</text:p>
      <text:p text:style-name="P10"><text:span text:style-name="T2">Math.cos(double a)</text:span><text:tab/><text:tab/><text:tab/>Cosine</text:p>
      <text:p text:style-name="P10"><text:span text:style-name="T2">Math.max(double x, double y)</text:span><text:tab/>Maximum</text:p>
      <text:p text:style-name="P10"><text:span text:style-name="T2">Math.min(double x, double y)</text:span><text:tab/>Minimum</text:p>
      <text:p text:style-name="P10"><text:span text:style-name="T2">Math.pow(double v, double p)</text:span><text:tab/><text:span text:style-name="T2">v</text:span> raised to the <text:span text:style-name="T2">p</text:span> power</text:p>
      <text:p text:style-name="P10"><text:span text:style-name="T2">Math.sin(double a)</text:span><text:tab/><text:tab/><text:tab/>Since</text:p>
      <text:p text:style-name="P10"><text:span text:style-name="T2">Math.sqrt(double v)</text:span><text:tab/><text:tab/><text:tab/>Square root</text:p>
      <text:p text:style-name="P10"><text:span text:style-name="T2">Math.tan(double a)</text:span><text:tab/><text:tab/><text:tab/>Tangent</text:p>
      <text:p text:style-name="P10"><text:span text:style-name="T2">Math.toDegrees(double r)</text:span><text:tab/><text:tab/>Radians to degrees</text:p>
      <text:p text:style-name="P10"><text:span text:style-name="T2">Math.toRadians(double d)</text:span><text:tab/><text:tab/>Degrees to radians</text:p>
      <text:p text:style-name="P10"><text:span text:style-name="T2">Math.E<text:tab/></text:span><text:tab/><text:tab/><text:tab/><text:tab/>The base of the natural log</text:p>
      <text:p text:style-name="P10"><text:span text:style-name="T2">Math.PI</text:span><text:tab/><text:tab/><text:tab/><text:tab/><text:tab/>The circumference over the radius</text:p>
      <text:h text:style-name="Heading_20_3" text:outline-level="3">5. Input</text:h>
      <text:p text:style-name="P8">Input Using a <text:span text:style-name="T2">Scanner</text:span><text:span text:style-name="T3"> Object<text:tab/><text:tab/><text:tab/>Input Using the </text:span><text:span text:style-name="T2">JMUConsole</text:span><text:span text:style-name="T3"> Class</text:span></text:p>
      <text:p text:style-name="P4">import java.util.Scanner;<text:tab/><text:tab/><text:tab/>double d;</text:p>
      <text:p text:style-name="P4"><text:tab/><text:tab/><text:tab/><text:tab/><text:tab/><text:tab/><text:tab/>int i;</text:p>
      <text:p text:style-name="P4">double d;<text:tab/><text:tab/><text:tab/><text:tab/><text:tab/><text:tab/>String s;</text:p>
      <text:p text:style-name="P4">int i;</text:p>
      <text:p text:style-name="P4">Scanner in;<text:tab/><text:tab/><text:tab/><text:tab/><text:tab/>JMUConsole.open();</text:p>
      <text:p text:style-name="P4">String s;<text:tab/><text:tab/><text:tab/><text:tab/><text:tab/><text:tab/>d = JMUConsole.readDouble();</text:p>
      <text:p text:style-name="P4">in = new Scanner(System.in);<text:tab/><text:tab/>i = JMUConsole.readInt();</text:p>
      <text:p text:style-name="P4">d = in.nextDouble();<text:tab/><text:tab/><text:tab/><text:tab/>s = JMUConsole.readLine();</text:p>
      <text:p text:style-name="P4">i = in.nextInt();<text:tab/><text:tab/><text:tab/><text:tab/>JMUConsole.close();</text:p>
      <text:p text:style-name="P4">s = in.nextLine();</text:p>
      <text:h text:style-name="Heading_20_3" text:outline-level="3"><text:soft-page-break/>6. Output</text:h>
      <text:p text:style-name="P1">Both the <text:span text:style-name="T2">System.out</text:span> object and the <text:span text:style-name="T2">JMUConsole</text:span> class have the following methods. (Recall that <text:span text:style-name="T2">JMUConosole.open()</text:span> must be called before it can be used for either input or output and <text:span text:style-name="T2">JMUConsole.close()</text:span> should be called just before the program terminates.)</text:p>
      <text:p text:style-name="P1"/>
      <text:p text:style-name="P1"><text:span text:style-name="T2">print()</text:span><text:tab/><text:tab/><text:tab/><text:tab/>Can be passed a <text:span text:style-name="T2">double</text:span>, <text:span text:style-name="T2">int</text:span>, or <text:span text:style-name="T2">String</text:span></text:p>
      <text:p text:style-name="P1"><text:span text:style-name="T2">println()</text:span><text:tab/><text:tab/><text:tab/><text:tab/>Can be passed a <text:span text:style-name="T2">double</text:span>, <text:span text:style-name="T2">int</text:span>, or <text:span text:style-name="T2">String</text:span></text:p>
      <text:p text:style-name="P1"><text:span text:style-name="T2">printf()<text:tab/><text:tab/><text:tab/><text:tab/></text:span>Is passed a format string and one value for each format specifier</text:p>
      <text:p text:style-name="P1"/>
      <text:p text:style-name="P2">Example Specifier<text:tab/><text:tab/>Description</text:p>
      <text:p text:style-name="P5">%d<text:span text:style-name="T3"><text:tab/><text:tab/><text:tab/><text:tab/>Integer</text:span></text:p>
      <text:p text:style-name="P5">%5d<text:tab/><text:tab/><text:tab/><text:tab/><text:span text:style-name="T3">Integer in a field of width 5</text:span></text:p>
      <text:p text:style-name="P5">%f<text:span text:style-name="T3"><text:tab/><text:tab/><text:tab/><text:tab/>Floating-point</text:span></text:p>
      <text:p text:style-name="P5">%f5.2<text:span text:style-name="T3"><text:tab/><text:tab/><text:tab/><text:tab/>Floating-point in a field of width 5 with 2 places to the right of the .</text:span></text:p>
      <text:p text:style-name="P5">%s<text:span text:style-name="T3"><text:tab/><text:tab/><text:tab/><text:tab/>String</text:span></text:p>
      <text:p text:style-name="P3"/>
      <text:p text:style-name="P2">Complete Example<text:tab/><text:tab/><text:tab/><text:tab/>0<text:span text:style-name="T2">123456789102345678901234567890</text:span></text:p>
      <text:p text:style-name="P5">printf("%2d%5.2f", 5, 8.1)<text:tab/><text:tab/> 5 8.10</text:p>
      <text:p text:style-name="P5">printf("%10d%8.4f", 5, 8.1)<text:tab/> <text:s text:c="9"/>5 <text:s/>8.1000</text:p>
      <text:h text:style-name="P1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NewRomanPSMT" svg:font-family="TimesNewRomanPS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Bernstein</meta:initial-creator>
    <meta:creation-date>2017-09-27T10:05:56.72</meta:creation-date>
    <dc:date>2017-09-27T15:28:14.73</dc:date>
    <dc:creator>David Bernstein</dc:creator>
    <meta:editing-duration>PT2H56M20S</meta:editing-duration>
    <meta:editing-cycles>15</meta:editing-cycles>
    <meta:generator>OpenOffice/4.1.0$Win32 OpenOffice.org_project/410m18$Build-9764</meta:generator>
    <meta:document-statistic meta:table-count="0" meta:image-count="0" meta:object-count="0" meta:page-count="3" meta:paragraph-count="83" meta:word-count="460" meta:character-count="2935"/>
  </office:meta>
</office:document-meta>
</file>